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4.789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4.205cm"/>
    </style:style>
    <style:style style:name="co12" style:family="table-column">
      <style:table-column-properties fo:break-before="auto" style:column-width="3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1.715cm" fo:break-before="auto" style:use-optimal-row-height="fals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1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12" style:family="table-cell" style:parent-style-name="Normal_20_2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Normal_20_2" style:data-style-name="N0">
      <style:table-cell-properties fo:background-color="#00ffff" fo:border="0.06pt solid #000000" style:vertical-align="automatic"/>
      <style:text-properties style:font-name="Arial" style:font-name-asian="Arial" style:font-name-complex="Arial"/>
    </style:style>
    <style:style style:name="ce6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20_2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Normal_20_2" style:data-style-name="N0">
      <style:table-cell-properties fo:background-color="transparent" fo:border="0.74pt solid #000000" style:vertical-align="automatic"/>
      <style:text-properties style:font-name="Arial" style:font-name-asian="Arial" style:font-name-complex="Arial"/>
    </style:style>
    <style:style style:name="ce9" style:family="table-cell" style:parent-style-name="Normal_20_2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5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gt;[.C31]" style:apply-style-name="Bilan_20_negatif" style:base-cell-address="Entreprise.C19"/>
      <style:map style:condition="cell-content()&gt;[.C43]" style:apply-style-name="Bilan_20_negatif" style:base-cell-address="Entreprise.C19"/>
      <style:map style:condition="cell-content()&lt;[.C43]" style:apply-style-name="Bilan_20_positif" style:base-cell-address="Entreprise.C19"/>
      <style:map style:condition="cell-content()&lt;[.C31]" style:apply-style-name="Bilan_20_positif" style:base-cell-address="Entreprise.C19"/>
    </style:style>
    <style:style style:name="ce36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lt;[.C43]" style:apply-style-name="Bilan_20_positif" style:base-cell-address="Entreprise.C31"/>
      <style:map style:condition="cell-content()&lt;[.C19]" style:apply-style-name="Bilan_20_positif" style:base-cell-address="Entreprise.C31"/>
    </style:style>
    <style:style style:name="ce37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gt;[.C31]" style:apply-style-name="Bilan_20_negatif" style:base-cell-address="Entreprise.C43"/>
      <style:map style:condition="cell-content()&lt;[.C19]" style:apply-style-name="Bilan_20_positif" style:base-cell-address="Entreprise.C43"/>
      <style:map style:condition="cell-content()&gt;[.C19]" style:apply-style-name="Bilan_20_negatif" style:base-cell-address="Entreprise.C43"/>
      <style:map style:condition="cell-content()&lt;[.C31]" style:apply-style-name="Bilan_20_positif" style:base-cell-address="Entreprise.C43"/>
    </style:style>
    <style:style style:name="ce5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Normal_20_2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42" style:family="table-cell" style:parent-style-name="Default" style:data-style-name="N0"/>
    <style:style style:name="ce24" style:family="table-cell" style:parent-style-name="Normal_20_2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Arial" style:font-name-complex="Arial"/>
    </style:style>
    <style:style style:name="ce1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Normal_20_2" style:data-style-name="N0">
      <style:table-cell-properties fo:background-color="#999999" fo:border="0.06pt solid #000000" style:vertical-align="automatic"/>
      <style:text-properties style:font-name="Arial" style:font-name-asian="Arial" style:font-name-complex="Arial"/>
    </style:style>
    <style:style style:name="ce15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style:font-name-asian="Arial" style:font-name-complex="Arial"/>
    </style:style>
    <style:style style:name="ce11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Normal_20_2" style:data-style-name="N117">
      <style:table-cell-properties fo:background-color="#ffff00" fo:border="0.06pt solid #000000" style:vertical-align="automatic"/>
      <style:text-properties style:font-name="Arial" style:font-name-asian="Arial" style:font-name-complex="Arial"/>
    </style:style>
    <style:style style:name="ce17" style:family="table-cell" style:parent-style-name="Normal_20_2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Normal_20_2" style:data-style-name="N118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Normal_20_2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Normal_20_2" style:data-style-name="N0">
      <style:table-cell-properties fo:background-color="#ffff00" style:vertical-align="automatic"/>
      <style:text-properties style:font-name="Arial" style:font-name-asian="Arial" style:font-name-complex="Arial"/>
    </style:style>
    <style:style style:name="ce55" style:family="table-cell" style:parent-style-name="Normal_20_2" style:data-style-name="N118">
      <style:table-cell-properties fo:background-color="#ffff00" fo:border="0.06pt solid #000000" style:vertical-align="automatic"/>
      <style:text-properties style:font-name="Arial" style:font-name-asian="Arial" style:font-name-complex="Ari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TimesNewRomanPSMT" fo:font-size="11pt" fo:font-weight="normal" style:text-underline-style="none" style:text-underline-color="font-color" style:text-line-through-type="none" fo:font-style="normal" style:text-outline="false" fo:text-shadow="none" style:font-name-asian="TimesNewRomanPSMT" style:font-name-complex="TimesNewRomanPSMT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TimesNewRomanPSMT" fo:font-size="11pt" fo:font-weight="normal" style:text-underline-style="none" style:text-underline-color="font-color" style:text-line-through-type="none" fo:font-style="normal" style:text-outline="false" fo:text-shadow="none" style:font-name-asian="TimesNewRomanPSMT" style:font-name-complex="TimesNewRomanPSMT" style:font-size-asian="11pt" style:font-size-complex="11pt" style:font-weight-asian="normal" style:font-weight-complex="normal" style:font-style-asian="normal" style:font-style-complex="normal" style:text-position="33% 58%"/>
    </style:style>
    <style:style style:name="T5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-ItalicMT" fo:font-size="6pt" fo:font-style="italic" style:font-name-asian="TimesNewRomanPS-ItalicMT" style:font-name-complex="TimesNewRomanPS-ItalicMT" style:font-size-asian="6pt" style:font-size-complex="6pt" style:font-style-asian="italic" style:font-style-complex="italic"/>
    </style:style>
    <style:style style:name="T6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MT" fo:font-size="11pt" fo:font-style="normal" style:font-name-asian="TimesNewRomanPSMT" style:font-name-complex="TimesNewRomanPSMT" style:font-size-asian="11pt" style:font-size-complex="11pt" style:font-style-asian="normal" style:font-style-complex="normal"/>
    </style:style>
    <style:style style:name="T7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MT" fo:font-style="normal" style:font-name-asian="TimesNewRomanPSMT" style:font-name-complex="TimesNewRomanPSMT" style:font-style-asian="normal" style:font-style-complex="norm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Entrepri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number-columns-repeated="55" table:default-cell-style-name="ce2"/>
        <table:table-column table:style-name="co8" table:number-columns-repeated="960" table:default-cell-style-name="ce3"/>
        <table:table-column table:style-name="co8" table:number-columns-repeated="15360" table:default-cell-style-name="ce42"/>
        <table:table-row table:style-name="ro1">
          <table:table-cell table:number-columns-repeated="16384"/>
        </table:table-row>
        <table:table-row table:style-name="ro1">
          <table:table-cell table:style-name="ce12" office:value-type="string" calcext:value-type="string" table:number-columns-spanned="2" table:number-rows-spanned="1">
            <text:p>EMPRUNTS Entreprises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mprunt annuités constantes</text:p>
          </table:table-cell>
          <table:table-cell table:number-columns-repeated="16383"/>
        </table:table-row>
        <table:table-row table:style-name="ro1">
          <table:table-cell table:style-name="ce13" table:number-columns-spanned="2" table:number-rows-spanned="1"/>
          <table:covered-table-cell/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CAPITAL</text:p>
          </table:table-cell>
          <table:table-cell table:style-name="ce4" office:value-type="float" office:value="150000" calcext:value-type="float">
            <text:p>150000</text:p>
          </table:table-cell>
          <table:table-cell table:style-name="ce4" office:value-type="string" calcext:value-type="string">
            <text:p>Duré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aux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nnuité</text:p>
          </table:table-cell>
          <table:table-cell office:value-type="string" calcext:value-type="string">
            <text:p>Co*i/[1-(1+i)<text:span text:style-name="T1">-n]</text:span></text:p>
          </table:table-cell>
          <table:table-cell table:formula="of:=[.C6]*[.G6]/(1-(1+[.G6])^(-[.E6]))" office:value-type="float" office:value="27689.6250675266" calcext:value-type="float">
            <text:p>27689,625067526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table:formula="of:=[.C6]" office:value-type="float" office:value="150000" calcext:value-type="float">
            <text:p>150000,00</text:p>
          </table:table-cell>
          <table:table-cell table:style-name="ce9" table:formula="of:=IF([.C11]&gt;0;[.F11]-[.E11];0)" office:value-type="float" office:value="23189.6250675266" calcext:value-type="float">
            <text:p>23189,63</text:p>
          </table:table-cell>
          <table:table-cell table:style-name="ce9" table:formula="of:=[.C11]*[.G6]" office:value-type="float" office:value="4500" calcext:value-type="float">
            <text:p>4500,00</text:p>
          </table:table-cell>
          <table:table-cell table:style-name="ce9" table:formula="of:=IF([.C11]&gt;0;[.D8];0)" office:value-type="float" office:value="27689.6250675266" calcext:value-type="float">
            <text:p>27689,63</text:p>
          </table:table-cell>
          <table:table-cell table:style-name="ce10" table:formula="of:=[.C11]-[.D11]" office:value-type="float" office:value="126810.374932473" calcext:value-type="float">
            <text:p>126810,37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[.G11]" office:value-type="float" office:value="126810.374932473" calcext:value-type="float">
            <text:p>126810,37</text:p>
          </table:table-cell>
          <table:table-cell table:style-name="ce9" table:formula="of:=IF([.C12]&gt;0;[.F12]-[.E12];0)" office:value-type="float" office:value="23885.3138195524" calcext:value-type="float">
            <text:p>23885,31</text:p>
          </table:table-cell>
          <table:table-cell table:style-name="ce9" table:formula="of:=[.C12]*[.G6]" office:value-type="float" office:value="3804.3112479742" calcext:value-type="float">
            <text:p>3804,31</text:p>
          </table:table-cell>
          <table:table-cell table:style-name="ce9" table:formula="of:=IF([.C12]&gt;0;[.F11];0)" office:value-type="float" office:value="27689.6250675266" calcext:value-type="float">
            <text:p>27689,63</text:p>
          </table:table-cell>
          <table:table-cell table:style-name="ce10" table:formula="of:=[.C12]-[.D12]" office:value-type="float" office:value="102925.061112921" calcext:value-type="float">
            <text:p>102925,06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[.G12]" office:value-type="float" office:value="102925.061112921" calcext:value-type="float">
            <text:p>102925,06</text:p>
          </table:table-cell>
          <table:table-cell table:style-name="ce9" table:formula="of:=IF([.C13]&gt;0;[.F13]-[.E13];0)" office:value-type="float" office:value="24601.8732341389" calcext:value-type="float">
            <text:p>24601,87</text:p>
          </table:table-cell>
          <table:table-cell table:style-name="ce9" table:formula="of:=[.C13]*[.G6]" office:value-type="float" office:value="3087.75183338763" calcext:value-type="float">
            <text:p>3087,75</text:p>
          </table:table-cell>
          <table:table-cell table:style-name="ce9" table:formula="of:=IF([.C13]&gt;0;[.F12];0)" office:value-type="float" office:value="27689.6250675266" calcext:value-type="float">
            <text:p>27689,63</text:p>
          </table:table-cell>
          <table:table-cell table:style-name="ce10" table:formula="of:=[.C13]-[.D13]" office:value-type="float" office:value="78323.1878787822" calcext:value-type="float">
            <text:p>78323,19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[.G13]" office:value-type="float" office:value="78323.1878787822" calcext:value-type="float">
            <text:p>78323,19</text:p>
          </table:table-cell>
          <table:table-cell table:style-name="ce9" table:formula="of:=IF([.C14]&gt;0;[.F14]-[.E14];0)" office:value-type="float" office:value="25339.9294311631" calcext:value-type="float">
            <text:p>25339,93</text:p>
          </table:table-cell>
          <table:table-cell table:style-name="ce9" table:formula="of:=[.C14]*[.G6]" office:value-type="float" office:value="2349.69563636346" calcext:value-type="float">
            <text:p>2349,70</text:p>
          </table:table-cell>
          <table:table-cell table:style-name="ce9" table:formula="of:=IF([.C14]&gt;0;[.F13];0)" office:value-type="float" office:value="27689.6250675266" calcext:value-type="float">
            <text:p>27689,63</text:p>
          </table:table-cell>
          <table:table-cell table:style-name="ce10" table:formula="of:=[.C14]-[.D14]" office:value-type="float" office:value="52983.2584476191" calcext:value-type="float">
            <text:p>52983,26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[.G14]" office:value-type="float" office:value="52983.2584476191" calcext:value-type="float">
            <text:p>52983,26</text:p>
          </table:table-cell>
          <table:table-cell table:style-name="ce9" table:formula="of:=IF([.C15]&gt;0;[.F15]-[.E15];0)" office:value-type="float" office:value="26100.127314098" calcext:value-type="float">
            <text:p>26100,13</text:p>
          </table:table-cell>
          <table:table-cell table:style-name="ce9" table:formula="of:=[.C15]*[.G6]" office:value-type="float" office:value="1589.49775342857" calcext:value-type="float">
            <text:p>1589,50</text:p>
          </table:table-cell>
          <table:table-cell table:style-name="ce9" table:formula="of:=IF([.C15]&gt;0;[.F14];0)" office:value-type="float" office:value="27689.6250675266" calcext:value-type="float">
            <text:p>27689,63</text:p>
          </table:table-cell>
          <table:table-cell table:style-name="ce10" table:formula="of:=[.C15]-[.D15]" office:value-type="float" office:value="26883.1311335211" calcext:value-type="float">
            <text:p>26883,13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[.G15]" office:value-type="float" office:value="26883.1311335211" calcext:value-type="float">
            <text:p>26883,13</text:p>
          </table:table-cell>
          <table:table-cell table:style-name="ce9" table:formula="of:=IF([.C16]&gt;0;[.F16]-[.E16];0)" office:value-type="float" office:value="26883.1311335209" calcext:value-type="float">
            <text:p>26883,13</text:p>
          </table:table-cell>
          <table:table-cell table:style-name="ce9" table:formula="of:=[.C16]*[.G6]" office:value-type="float" office:value="806.493934005632" calcext:value-type="float">
            <text:p>806,49</text:p>
          </table:table-cell>
          <table:table-cell table:style-name="ce9" table:formula="of:=IF([.C16]&gt;0;[.F15];0)" office:value-type="float" office:value="27689.6250675266" calcext:value-type="float">
            <text:p>27689,63</text:p>
          </table:table-cell>
          <table:table-cell table:style-name="ce10" table:formula="of:=[.C16]-[.D16]" office:value-type="float" office:value="0.000000000134605215862393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[.G16]" office:value-type="float" office:value="0.000000000134605215862393" calcext:value-type="float">
            <text:p>0,00</text:p>
          </table:table-cell>
          <table:table-cell table:style-name="ce9" table:formula="of:=IF([.C17]&gt;0;[.F17]-[.E17];0)" office:value-type="float" office:value="27689.6250675266" calcext:value-type="float">
            <text:p>27689,63</text:p>
          </table:table-cell>
          <table:table-cell table:style-name="ce9" table:formula="of:=[.C17]*[.G7]" office:value-type="float" office:value="0" calcext:value-type="float">
            <text:p>0,00</text:p>
          </table:table-cell>
          <table:table-cell table:style-name="ce9" table:formula="of:=IF([.C17]&gt;0;[.F16];0)" office:value-type="float" office:value="27689.6250675266" calcext:value-type="float">
            <text:p>27689,63</text:p>
          </table:table-cell>
          <table:table-cell table:style-name="ce10" table:formula="of:=[.C17]-[.D17]" office:value-type="float" office:value="-27689.6250675264" calcext:value-type="float">
            <text:p>-27689,63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[.G17]" office:value-type="float" office:value="-27689.6250675264" calcext:value-type="float">
            <text:p>-27689,63</text:p>
          </table:table-cell>
          <table:table-cell table:style-name="ce9" table:formula="of:=IF([.C18]&gt;0;[.F18]-[.E18];0)" office:value-type="float" office:value="0" calcext:value-type="float">
            <text:p>0,00</text:p>
          </table:table-cell>
          <table:table-cell table:style-name="ce9" table:formula="of:=[.C18]*[.G8]" office:value-type="float" office:value="-0" calcext:value-type="float">
            <text:p>0,00</text:p>
          </table:table-cell>
          <table:table-cell table:style-name="ce9" table:formula="of:=IF([.C18]&gt;0;[.F17];0)" office:value-type="float" office:value="0" calcext:value-type="float">
            <text:p>0,00</text:p>
          </table:table-cell>
          <table:table-cell table:style-name="ce10" table:formula="of:=[.C18]-[.D18]" office:value-type="float" office:value="-27689.6250675264" calcext:value-type="float">
            <text:p>-27689,63</text:p>
          </table:table-cell>
          <table:table-cell table:number-columns-repeated="1637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5" table:formula="of:=SUM([.E11:.E18])" office:value-type="float" office:value="16137.7504051595" calcext:value-type="float" table:number-columns-spanned="5" table:number-rows-spanned="1">
            <text:p>16137,7504051595</text:p>
          </table:table-cell>
          <table:covered-table-cell table:number-columns-repeated="4" table:style-name="ce30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mprunts Amortissement constan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45000" calcext:value-type="float">
            <text:p>45000,00</text:p>
          </table:table-cell>
          <table:table-cell table:style-name="ce9" table:formula="of:=[.C23]/[.E6]" office:value-type="float" office:value="7500" calcext:value-type="float">
            <text:p>7500,00</text:p>
          </table:table-cell>
          <table:table-cell table:style-name="ce9" table:formula="of:=[.C23]*[.G6]" office:value-type="float" office:value="1350" calcext:value-type="float">
            <text:p>1350,00</text:p>
          </table:table-cell>
          <table:table-cell table:style-name="ce9" table:formula="of:=[.D23]+[.E23]" office:value-type="float" office:value="8850" calcext:value-type="float">
            <text:p>8850,00</text:p>
          </table:table-cell>
          <table:table-cell table:style-name="ce10" table:formula="of:=[.C23]-[.D23]" office:value-type="float" office:value="37500" calcext:value-type="float">
            <text:p>375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[.G23]" office:value-type="float" office:value="37500" calcext:value-type="float">
            <text:p>37500,00</text:p>
          </table:table-cell>
          <table:table-cell table:style-name="ce9" table:formula="of:=IF([.C24]&gt;0;[.D23];0)" office:value-type="float" office:value="7500" calcext:value-type="float">
            <text:p>7500,00</text:p>
          </table:table-cell>
          <table:table-cell table:style-name="ce9" table:formula="of:=[.C24]*[.G6]" office:value-type="float" office:value="1125" calcext:value-type="float">
            <text:p>1125,00</text:p>
          </table:table-cell>
          <table:table-cell table:style-name="ce9" table:formula="of:=[.D24]+[.E24]" office:value-type="float" office:value="8625" calcext:value-type="float">
            <text:p>8625,00</text:p>
          </table:table-cell>
          <table:table-cell table:style-name="ce10" table:formula="of:=[.C24]-[.D24]" office:value-type="float" office:value="30000" calcext:value-type="float">
            <text:p>30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[.G24]" office:value-type="float" office:value="30000" calcext:value-type="float">
            <text:p>30000,00</text:p>
          </table:table-cell>
          <table:table-cell table:style-name="ce9" table:formula="of:=IF([.C25]&gt;0;[.D24];0)" office:value-type="float" office:value="7500" calcext:value-type="float">
            <text:p>7500,00</text:p>
          </table:table-cell>
          <table:table-cell table:style-name="ce9" table:formula="of:=[.C25]*[.G6]" office:value-type="float" office:value="900" calcext:value-type="float">
            <text:p>900,00</text:p>
          </table:table-cell>
          <table:table-cell table:style-name="ce9" table:formula="of:=[.D25]+[.E25]" office:value-type="float" office:value="8400" calcext:value-type="float">
            <text:p>8400,00</text:p>
          </table:table-cell>
          <table:table-cell table:style-name="ce10" table:formula="of:=[.C25]-[.D25]" office:value-type="float" office:value="22500" calcext:value-type="float">
            <text:p>225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[.G25]" office:value-type="float" office:value="22500" calcext:value-type="float">
            <text:p>22500,00</text:p>
          </table:table-cell>
          <table:table-cell table:style-name="ce9" table:formula="of:=IF([.C26]&gt;0;[.D25];0)" office:value-type="float" office:value="7500" calcext:value-type="float">
            <text:p>7500,00</text:p>
          </table:table-cell>
          <table:table-cell table:style-name="ce9" table:formula="of:=[.C26]*[.G6]" office:value-type="float" office:value="675" calcext:value-type="float">
            <text:p>675,00</text:p>
          </table:table-cell>
          <table:table-cell table:style-name="ce9" table:formula="of:=[.D26]+[.E26]" office:value-type="float" office:value="8175" calcext:value-type="float">
            <text:p>8175,00</text:p>
          </table:table-cell>
          <table:table-cell table:style-name="ce10" table:formula="of:=[.C26]-[.D26]" office:value-type="float" office:value="15000" calcext:value-type="float">
            <text:p>1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[.G26]" office:value-type="float" office:value="15000" calcext:value-type="float">
            <text:p>15000,00</text:p>
          </table:table-cell>
          <table:table-cell table:style-name="ce9" table:formula="of:=IF([.C27]&gt;0;[.D26];0)" office:value-type="float" office:value="7500" calcext:value-type="float">
            <text:p>7500,00</text:p>
          </table:table-cell>
          <table:table-cell table:style-name="ce9" table:formula="of:=[.C27]*[.G6]" office:value-type="float" office:value="450" calcext:value-type="float">
            <text:p>450,00</text:p>
          </table:table-cell>
          <table:table-cell table:style-name="ce9" table:formula="of:=[.D27]+[.E27]" office:value-type="float" office:value="7950" calcext:value-type="float">
            <text:p>7950,00</text:p>
          </table:table-cell>
          <table:table-cell table:style-name="ce10" table:formula="of:=[.C27]-[.D27]" office:value-type="float" office:value="7500" calcext:value-type="float">
            <text:p>75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[.G27]" office:value-type="float" office:value="7500" calcext:value-type="float">
            <text:p>7500,00</text:p>
          </table:table-cell>
          <table:table-cell table:style-name="ce9" table:formula="of:=IF([.C28]&gt;0;[.D27];0)" office:value-type="float" office:value="7500" calcext:value-type="float">
            <text:p>7500,00</text:p>
          </table:table-cell>
          <table:table-cell table:style-name="ce9" table:formula="of:=[.C28]*[.G6]" office:value-type="float" office:value="225" calcext:value-type="float">
            <text:p>225,00</text:p>
          </table:table-cell>
          <table:table-cell table:style-name="ce9" table:formula="of:=[.D28]+[.E28]" office:value-type="float" office:value="7725" calcext:value-type="float">
            <text:p>7725,00</text:p>
          </table:table-cell>
          <table:table-cell table:style-name="ce10" table:formula="of:=[.C28]-[.D28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[.G28]" office:value-type="float" office:value="0" calcext:value-type="float">
            <text:p>0,00</text:p>
          </table:table-cell>
          <table:table-cell table:style-name="ce9" table:formula="of:=IF([.C29]&gt;0;[.D28];0)" office:value-type="float" office:value="0" calcext:value-type="float">
            <text:p>0,00</text:p>
          </table:table-cell>
          <table:table-cell table:style-name="ce9" table:formula="of:=[.C29]*[.G6]" office:value-type="float" office:value="0" calcext:value-type="float">
            <text:p>0,00</text:p>
          </table:table-cell>
          <table:table-cell table:style-name="ce9" table:formula="of:=[.D29]+[.E29]" office:value-type="float" office:value="0" calcext:value-type="float">
            <text:p>0,00</text:p>
          </table:table-cell>
          <table:table-cell table:style-name="ce10" table:formula="of:=[.C29]-[.D29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[.G29]" office:value-type="float" office:value="0" calcext:value-type="float">
            <text:p>0,00</text:p>
          </table:table-cell>
          <table:table-cell table:style-name="ce9" table:formula="of:=IF([.C30]&gt;0;[.D29];0)" office:value-type="float" office:value="0" calcext:value-type="float">
            <text:p>0,00</text:p>
          </table:table-cell>
          <table:table-cell table:style-name="ce9" table:formula="of:=[.C30]*[.G6]" office:value-type="float" office:value="0" calcext:value-type="float">
            <text:p>0,00</text:p>
          </table:table-cell>
          <table:table-cell table:style-name="ce9" table:formula="of:=[.D30]+[.E30]" office:value-type="float" office:value="0" calcext:value-type="float">
            <text:p>0,00</text:p>
          </table:table-cell>
          <table:table-cell table:style-name="ce10" table:formula="of:=[.C30]-[.D30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6" table:formula="of:=SUM([.E23:.E30])" office:value-type="float" office:value="4725" calcext:value-type="float" table:number-columns-spanned="5" table:number-rows-spanned="1">
            <text:p>4725</text:p>
          </table:table-cell>
          <table:covered-table-cell table:number-columns-repeated="4" table:style-name="ce30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mprunts In Fi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45000" calcext:value-type="float">
            <text:p>45000,00</text:p>
          </table:table-cell>
          <table:table-cell table:style-name="ce9" table:formula="of:=IF([.B35]=[.E6];[.C6];0)" office:value-type="float" office:value="0" calcext:value-type="float">
            <text:p>0,00</text:p>
          </table:table-cell>
          <table:table-cell table:style-name="ce9" table:formula="of:=[.C35]*[.G6]" office:value-type="float" office:value="1350" calcext:value-type="float">
            <text:p>1350,00</text:p>
          </table:table-cell>
          <table:table-cell table:style-name="ce9" table:formula="of:=[.D35]+[.E35]" office:value-type="float" office:value="1350" calcext:value-type="float">
            <text:p>1350,00</text:p>
          </table:table-cell>
          <table:table-cell table:style-name="ce10" table:formula="of:=[.C35]-[.D35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IF([.G35]&gt;0;[.C35];0)" office:value-type="float" office:value="45000" calcext:value-type="float">
            <text:p>45000,00</text:p>
          </table:table-cell>
          <table:table-cell table:style-name="ce9" table:formula="of:=IF([.B36]=[.E6];[.C6];0)" office:value-type="float" office:value="0" calcext:value-type="float">
            <text:p>0,00</text:p>
          </table:table-cell>
          <table:table-cell table:style-name="ce9" table:formula="of:=IF([.C36]&gt;0;[.E35];0)" office:value-type="float" office:value="1350" calcext:value-type="float">
            <text:p>1350,00</text:p>
          </table:table-cell>
          <table:table-cell table:style-name="ce9" table:formula="of:=[.D36]+[.E36]" office:value-type="float" office:value="1350" calcext:value-type="float">
            <text:p>1350,00</text:p>
          </table:table-cell>
          <table:table-cell table:style-name="ce10" table:formula="of:=[.C36]-[.D36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IF([.G36]&gt;0;[.C36];0)" office:value-type="float" office:value="45000" calcext:value-type="float">
            <text:p>45000,00</text:p>
          </table:table-cell>
          <table:table-cell table:style-name="ce9" table:formula="of:=IF([.B37]=[.E6];[.C6];0)" office:value-type="float" office:value="0" calcext:value-type="float">
            <text:p>0,00</text:p>
          </table:table-cell>
          <table:table-cell table:style-name="ce9" table:formula="of:=IF([.C37]&gt;0;[.E36];0)" office:value-type="float" office:value="1350" calcext:value-type="float">
            <text:p>1350,00</text:p>
          </table:table-cell>
          <table:table-cell table:style-name="ce9" table:formula="of:=[.D37]+[.E37]" office:value-type="float" office:value="1350" calcext:value-type="float">
            <text:p>1350,00</text:p>
          </table:table-cell>
          <table:table-cell table:style-name="ce10" table:formula="of:=[.C37]-[.D37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IF([.G37]&gt;0;[.C37];0)" office:value-type="float" office:value="45000" calcext:value-type="float">
            <text:p>45000,00</text:p>
          </table:table-cell>
          <table:table-cell table:style-name="ce9" table:formula="of:=IF([.B38]=[.E6];[.C6];0)" office:value-type="float" office:value="0" calcext:value-type="float">
            <text:p>0,00</text:p>
          </table:table-cell>
          <table:table-cell table:style-name="ce9" table:formula="of:=IF([.C38]&gt;0;[.E37];0)" office:value-type="float" office:value="1350" calcext:value-type="float">
            <text:p>1350,00</text:p>
          </table:table-cell>
          <table:table-cell table:style-name="ce9" table:formula="of:=[.D38]+[.E38]" office:value-type="float" office:value="1350" calcext:value-type="float">
            <text:p>1350,00</text:p>
          </table:table-cell>
          <table:table-cell table:style-name="ce10" table:formula="of:=[.C38]-[.D38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IF([.G38]&gt;0;[.C38];0)" office:value-type="float" office:value="45000" calcext:value-type="float">
            <text:p>45000,00</text:p>
          </table:table-cell>
          <table:table-cell table:style-name="ce9" table:formula="of:=IF([.B39]=[.E6];[.C6];0)" office:value-type="float" office:value="0" calcext:value-type="float">
            <text:p>0,00</text:p>
          </table:table-cell>
          <table:table-cell table:style-name="ce9" table:formula="of:=IF([.C39]&gt;0;[.E38];0)" office:value-type="float" office:value="1350" calcext:value-type="float">
            <text:p>1350,00</text:p>
          </table:table-cell>
          <table:table-cell table:style-name="ce9" table:formula="of:=[.D39]+[.E39]" office:value-type="float" office:value="1350" calcext:value-type="float">
            <text:p>1350,00</text:p>
          </table:table-cell>
          <table:table-cell table:style-name="ce10" table:formula="of:=[.C39]-[.D39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IF([.G39]&gt;0;[.C39];0)" office:value-type="float" office:value="45000" calcext:value-type="float">
            <text:p>45000,00</text:p>
          </table:table-cell>
          <table:table-cell table:style-name="ce9" table:formula="of:=IF([.B40]=[.E6];[.C6];0)" office:value-type="float" office:value="150000" calcext:value-type="float">
            <text:p>150000,00</text:p>
          </table:table-cell>
          <table:table-cell table:style-name="ce9" table:formula="of:=IF([.C40]&gt;0;[.E39];0)" office:value-type="float" office:value="1350" calcext:value-type="float">
            <text:p>1350,00</text:p>
          </table:table-cell>
          <table:table-cell table:style-name="ce9" table:formula="of:=[.D40]+[.E40]" office:value-type="float" office:value="151350" calcext:value-type="float">
            <text:p>151350,00</text:p>
          </table:table-cell>
          <table:table-cell table:style-name="ce10" table:formula="of:=[.C40]-[.D40]" office:value-type="float" office:value="-105000" calcext:value-type="float">
            <text:p>-10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IF([.G40]&gt;0;[.C40];0)" office:value-type="float" office:value="0" calcext:value-type="float">
            <text:p>0,00</text:p>
          </table:table-cell>
          <table:table-cell table:style-name="ce9" table:formula="of:=IF([.B41]=[.E6];[.C6];0)" office:value-type="float" office:value="0" calcext:value-type="float">
            <text:p>0,00</text:p>
          </table:table-cell>
          <table:table-cell table:style-name="ce9" table:formula="of:=IF([.C41]&gt;0;[.E40];0)" office:value-type="float" office:value="0" calcext:value-type="float">
            <text:p>0,00</text:p>
          </table:table-cell>
          <table:table-cell table:style-name="ce9" table:formula="of:=[.D41]+[.E41]" office:value-type="float" office:value="0" calcext:value-type="float">
            <text:p>0,00</text:p>
          </table:table-cell>
          <table:table-cell table:style-name="ce10" table:formula="of:=[.C41]-[.D41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IF([.G41]&gt;0;[.C41];0)" office:value-type="float" office:value="0" calcext:value-type="float">
            <text:p>0,00</text:p>
          </table:table-cell>
          <table:table-cell table:style-name="ce9" table:formula="of:=IF([.B42]=[.E6];[.C6];0)" office:value-type="float" office:value="0" calcext:value-type="float">
            <text:p>0,00</text:p>
          </table:table-cell>
          <table:table-cell table:style-name="ce9" table:formula="of:=IF([.C42]&gt;0;[.E41];0)" office:value-type="float" office:value="0" calcext:value-type="float">
            <text:p>0,00</text:p>
          </table:table-cell>
          <table:table-cell table:style-name="ce9" table:formula="of:=[.D42]+[.E42]" office:value-type="float" office:value="0" calcext:value-type="float">
            <text:p>0,00</text:p>
          </table:table-cell>
          <table:table-cell table:style-name="ce10" table:formula="of:=[.C42]-[.D42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7" table:formula="of:=SUM([.E35:.E42])" office:value-type="float" office:value="8100" calcext:value-type="float" table:number-columns-spanned="5" table:number-rows-spanned="1">
            <text:p>8100</text:p>
          </table:table-cell>
          <table:covered-table-cell table:number-columns-repeated="4" table:style-name="ce30"/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4" table:number-rows-repeated="1048527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Entreprise.$A$1" table:cell-range-address="Entreprise.$A$1:Entreprise.$J$49"/>
        </table:named-expressions>
        <calcext:conditional-formats>
          <calcext:conditional-format calcext:target-range-address="Entreprise.C31:Entreprise.C31">
            <calcext:condition calcext:apply-style-name="Bilan positif" calcext:value="&lt;[.C43]" calcext:base-cell-address="Entreprise.C31"/>
            <calcext:condition calcext:apply-style-name="Bilan positif" calcext:value="&lt;[.C19]" calcext:base-cell-address="Entreprise.C31"/>
          </calcext:conditional-format>
          <calcext:conditional-format calcext:target-range-address="Entreprise.C43:Entreprise.C43">
            <calcext:condition calcext:apply-style-name="Bilan negatif" calcext:value="&gt;[.C31]" calcext:base-cell-address="Entreprise.C43"/>
            <calcext:condition calcext:apply-style-name="Bilan positif" calcext:value="&lt;[.C19]" calcext:base-cell-address="Entreprise.C43"/>
            <calcext:condition calcext:apply-style-name="Bilan negatif" calcext:value="&gt;[.C19]" calcext:base-cell-address="Entreprise.C43"/>
            <calcext:condition calcext:apply-style-name="Bilan positif" calcext:value="&lt;[.C31]" calcext:base-cell-address="Entreprise.C43"/>
          </calcext:conditional-format>
          <calcext:conditional-format calcext:target-range-address="Entreprise.C19:Entreprise.C19">
            <calcext:condition calcext:apply-style-name="Bilan negatif" calcext:value="&gt;[.C31]" calcext:base-cell-address="Entreprise.C19"/>
            <calcext:condition calcext:apply-style-name="Bilan negatif" calcext:value="&gt;[.C43]" calcext:base-cell-address="Entreprise.C19"/>
            <calcext:condition calcext:apply-style-name="Bilan positif" calcext:value="&lt;[.C43]" calcext:base-cell-address="Entreprise.C19"/>
            <calcext:condition calcext:apply-style-name="Bilan positif" calcext:value="&lt;[.C31]" calcext:base-cell-address="Entreprise.C19"/>
          </calcext:conditional-format>
        </calcext:conditional-formats>
      </table:table>
      <table:table table:name="Particuliers" table:style-name="ta2">
        <table:table-column table:style-name="co8" table:default-cell-style-name="ce42"/>
        <table:table-column table:style-name="co9" table:default-cell-style-name="ce42"/>
        <table:table-column table:style-name="co8" table:default-cell-style-name="ce42"/>
        <table:table-column table:style-name="co6" table:default-cell-style-name="ce42"/>
        <table:table-column table:style-name="co10" table:default-cell-style-name="ce42"/>
        <table:table-column table:style-name="co8" table:number-columns-repeated="2" table:default-cell-style-name="ce42"/>
        <table:table-column table:style-name="co11" table:default-cell-style-name="ce42"/>
        <table:table-column table:style-name="co8" table:number-columns-repeated="2" table:default-cell-style-name="ce42"/>
        <table:table-column table:style-name="co12" table:default-cell-style-name="ce42"/>
        <table:table-column table:style-name="co8" table:number-columns-repeated="16373" table:default-cell-style-name="ce42"/>
        <table:table-row table:style-name="ro1" table:number-rows-repeated="7">
          <table:table-cell table:number-columns-repeated="16384"/>
        </table:table-row>
        <table:table-row table:style-name="ro1">
          <table:table-cell table:style-name="ce24" office:value-type="string" calcext:value-type="string" table:number-columns-spanned="2" table:number-rows-spanned="1">
            <text:p>Emprunts particuliers</text:p>
          </table:table-cell>
          <table:covered-table-cell/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éthode proportionnelle : Tm = Ta/12 (emprunt immobilier)</text:p>
          </table:table-cell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éthode équivalente : Tm : (1+ta)^(1/12) – 1 (emprunt à la consommation)</text:p>
          </table:table-cell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14" office:value-type="string" calcext:value-type="string">
            <text:p>Emprunt consommation</text:p>
          </table:table-cell>
          <table:table-cell table:style-name="ce15"/>
          <table:table-cell table:style-name="ce2"/>
          <table:table-cell table:style-name="ce14" office:value-type="string" calcext:value-type="string">
            <text:p>Emprunt immobilier</text:p>
          </table:table-cell>
          <table:table-cell table:style-name="ce15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2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3" calcext:value-type="float">
            <text:p>0,03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Taux mensuel : Tm</text:p>
          </table:table-cell>
          <table:table-cell table:style-name="ce16" table:formula="of:=(1+[.I13])^(1/12)-1" office:value-type="float" office:value="0.00205983626984274" calcext:value-type="float">
            <text:p>0,002060</text:p>
          </table:table-cell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16" table:formula="of:=(1+[.L13])^(1/12)-1" office:value-type="float" office:value="0.00246626977230369" calcext:value-type="float">
            <text:p>0,002466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35" calcext:value-type="float">
            <text:p>0,035</text:p>
          </table:table-cell>
          <table:table-cell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21" calcext:value-type="float">
            <text:p>0,021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20*1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30*12" office:value-type="float" office:value="360" calcext:value-type="float">
            <text:p>360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16" table:formula="of:=(1+[.C15])^(1/12)-1" office:value-type="float" office:value="0.00287089871907664" calcext:value-type="float">
            <text:p>0,002871</text:p>
          </table:table-cell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55" table:formula="of:=ROUND((1+[.F15])^(1/12)-1;5)" office:value-type="float" office:value="0.00173" calcext:value-type="float">
            <text:p>0,00173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15*12" office:value-type="float" office:value="180" calcext:value-type="float">
            <text:p>180</text:p>
          </table:table-cell>
          <table:table-cell table:style-name="ce2"/>
          <table:table-cell table:style-name="ce2" table:formula="of:=[.E17]" office:value-type="string" office:string-value="Durée (mois)" calcext:value-type="string">
            <text:p>Durée (mois)</text:p>
          </table:table-cell>
          <table:table-cell table:style-name="ce18" table:formula="of:= ([.I16] * [.I14]) / (1 - (1 + [.I14])^(-[.I15]))" office:value-type="float" office:value="951.354593089543" calcext:value-type="float">
            <text:p>951,354593089543</text:p>
          </table:table-cell>
          <table:table-cell table:style-name="ce2"/>
          <table:table-cell table:style-name="ce2" table:formula="of:=[.H17]" office:value-type="string" office:string-value="Durée (mois)" calcext:value-type="string">
            <text:p>Durée (mois)</text:p>
          </table:table-cell>
          <table:table-cell table:style-name="ce18" table:formula="of:= ([.L16] * [.L14]) / (1 - (1 + [.L14])^(-[.L15]))" office:value-type="float" office:value="754.963542401156" calcext:value-type="float">
            <text:p>754,963542401156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ensualité obtenue (M)</text:p>
          </table:table-cell>
          <table:table-cell table:style-name="ce18" table:formula="of:= ([.C18] * [.C16]) / (1 - (1 + [.C16])^(-[.C17]))" office:value-type="float" office:value="334.973763275696" calcext:value-type="float">
            <text:p>334,973763275696</text:p>
          </table:table-cell>
          <table:table-cell table:style-name="ce2"/>
          <table:table-cell table:style-name="ce2" table:formula="of:=[.B19]" office:value-type="string" office:string-value="Mensualité obtenue (M)" calcext:value-type="string">
            <text:p>Mensualité obtenue (M)</text:p>
          </table:table-cell>
          <table:table-cell table:style-name="ce18" table:formula="of:= ([.F18] * [.F16]) / (1 - (1 + [.F16])^(-[.F17]))" office:value-type="float" office:value="1164.62560275054" calcext:value-type="float">
            <text:p>1164,62560275054</text:p>
          </table:table-cell>
          <table:table-cell table:style-name="ce2"/>
          <table:table-cell table:style-name="ce2" office:value-type="string" calcext:value-type="string">
            <text:p>Quelle mensualité je vais rembourser si je veux emprunter tel capital ?</text:p>
          </table:table-cell>
          <table:table-cell/>
          <table:table-cell table:style-name="ce2" table:number-columns-repeated="55"/>
          <table:table-cell table:style-name="ce3" table:number-columns-repeated="960"/>
          <table:table-cell table:number-columns-repeated="15360"/>
        </table:table-row>
        <table:table-row table:style-name="ro1" table:number-rows-repeated="2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14" office:value-type="string" calcext:value-type="string">
            <text:p>Emprunt consommation</text:p>
          </table:table-cell>
          <table:table-cell table:style-name="ce15"/>
          <table:table-cell table:style-name="ce2"/>
          <table:table-cell table:style-name="ce14" office:value-type="string" calcext:value-type="string">
            <text:p>Emprunt immobilier</text:p>
          </table:table-cell>
          <table:table-cell table:style-name="ce15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 table:number-rows-repeated="2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</text:p>
          </table:table-cell>
          <table:table-cell table:style-name="ce11"/>
          <table:table-cell/>
          <table:table-cell table:style-name="ce2" office:value-type="string" calcext:value-type="string">
            <text:p>Taux annuel</text:p>
          </table:table-cell>
          <table:table-cell table:style-name="ce11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</text:p>
          </table:table-cell>
          <table:table-cell table:style-name="ce16"/>
          <table:table-cell table:style-name="ce2"/>
          <table:table-cell table:style-name="ce2" office:value-type="string" calcext:value-type="string">
            <text:p>Taux mensuel</text:p>
          </table:table-cell>
          <table:table-cell table:style-name="ce16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5*1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ensualité voulue</text:p>
          </table:table-cell>
          <table:table-cell table:style-name="ce11" office:value-type="float" office:value="350" calcext:value-type="float">
            <text:p>350</text:p>
          </table:table-cell>
          <table:table-cell table:style-name="ce2"/>
          <table:table-cell table:style-name="ce2" office:value-type="string" calcext:value-type="string">
            <text:p>Mensualité voulue</text:p>
          </table:table-cell>
          <table:table-cell table:style-name="ce11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5">
          <table:table-cell table:style-name="ce2"/>
          <table:table-cell table:style-name="ce2" office:value-type="string" calcext:value-type="string">
            <text:p>Capital obtenu (S<text:span text:style-name="T2">0</text:span> )</text:p>
          </table:table-cell>
          <table:table-cell table:style-name="ce18"/>
          <table:table-cell table:style-name="ce2"/>
          <table:table-cell table:style-name="ce2" office:value-type="string" calcext:value-type="string">
            <text:p>Capital obtenu (S<text:span text:style-name="T2">0</text:span> )</text:p>
          </table:table-cell>
          <table:table-cell table:style-name="ce18"/>
          <table:table-cell table:style-name="ce2"/>
          <table:table-cell table:style-name="ce2" office:value-type="string" calcext:value-type="string">
            <text:p>Quel capital je peux emprunter si je veux rembourser telle mensualité ?</text:p>
          </table:table-cell>
          <table:table-cell table:style-name="ce2" table:number-columns-repeated="56"/>
          <table:table-cell table:style-name="ce3" table:number-columns-repeated="960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office:value-type="string" calcext:value-type="string">
            <text:p>Placements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6">
          <table:table-cell/>
          <table:table-cell table:style-name="ce2" office:value-type="string" calcext:value-type="string">
            <text:p>Capitalisation</text:p>
          </table:table-cell>
          <table:table-cell table:style-name="ce2" office:value-type="string" calcext:value-type="string">
            <text:p><text:span text:style-name="T3">Vn = F x [((1 + i)</text:span><text:span text:style-name="T4">n</text:span><text:span text:style-name="T5"> </text:span><text:span text:style-name="T6">-1)</text:span><text:span text:style-name="T7">/i]</text:span></text:p>
          </table:table-cell>
          <table:table-cell table:style-name="ce2"/>
          <table:table-cell table:style-name="ce2" office:value-type="string" calcext:value-type="string">
            <text:p>Cn = Co (1+i)^n</text:p>
          </table:table-cell>
          <table:table-cell table:style-name="ce2" table:number-columns-repeated="59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Capital placé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 : Ta/12</text:p>
          </table:table-cell>
          <table:table-cell table:style-name="ce20"/>
          <table:table-cell table:style-name="ce19"/>
          <table:table-cell table:style-name="ce18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en année)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en mois)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1" office:value-type="string" calcext:value-type="string">
            <text:p>Capital obtenu</text:p>
          </table:table-cell>
          <table:table-cell table:style-name="ce22"/>
          <table:table-cell table:style-name="ce2"/>
          <table:table-cell table:style-name="ce23"/>
          <table:table-cell table:style-name="ce2" table:number-columns-repeated="59"/>
          <table:table-cell table:style-name="ce3" table:number-columns-repeated="960"/>
          <table:table-cell table:number-columns-repeated="15360"/>
        </table:table-row>
        <table:table-row table:style-name="ro1" table:number-rows-repeated="3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7" table:number-rows-repeated="1048531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expression table:name="Excel_BuiltIn_Print_Area_1" table:base-cell-address="$Entreprise.$A$1" table:expression="#REF!"/>
        <table:named-expression table:name="Excel_BuiltIn_Print_Area_5" table:base-cell-address="$Entreprise.$A$1" table:expression="#REF!"/>
        <table:named-expression table:name="Excel_BuiltIn_Print_Area_6" table:base-cell-address="$Entrepris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10" number:min-decimal-places="10" number:min-integer-digits="1"/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ilan_20_negatif" style:display-name="Bilan negatif" style:family="table-cell" style:parent-style-name="Default" style:data-style-name="N0">
      <style:table-cell-properties fo:background-color="#ff0000" style:vertical-align="automatic"/>
    </style:style>
    <style:style style:name="Bilan_20_positif" style:display-name="Bilan positif" style:family="table-cell" style:parent-style-name="Default" style:data-style-name="N0">
      <style:table-cell-properties fo:background-color="#66ff66" style:vertical-align="automatic"/>
    </style:style>
    <style:style style:name="cf1" style:family="table-cell" style:parent-style-name="Default" style:data-style-name="N0">
      <style:table-cell-properties fo:background-color="#d4ea6b" style:vertical-align="automatic"/>
    </style:style>
    <style:style style:name="cf2" style:family="table-cell" style:parent-style-name="Default" style:data-style-name="N0">
      <style:table-cell-properties fo:background-color="#ff4000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0">
      <style:table-cell-properties fo:background-color="#ff4000" style:vertical-align="automatic"/>
    </style:style>
    <style:style style:name="Sans_20_nom2" style:display-name="Sans nom2" style:family="table-cell" style:parent-style-name="Default" style:data-style-name="N0">
      <style:table-cell-properties fo:background-color="#d4ea6b" style:vertical-align="automatic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1" style:scale-to="6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0:56:08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14-04-04T10:10:47Z</meta:creation-date>
    <dc:date>2025-03-13T11:41:44.646000000</dc:date>
    <meta:print-date>2022-05-11T07:45:15Z</meta:print-date>
    <meta:editing-cycles>57</meta:editing-cycles>
    <meta:editing-duration>PT14H56M36S</meta:editing-duration>
    <meta:document-statistic meta:table-count="2" meta:cell-count="258" meta:object-count="0"/>
  </office:meta>
</office:document-meta>
</file>